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1965in" fo:orphans="2" fo:widows="2" fo:text-indent="0in" style:auto-text-indent="false"/>
    </style:style>
    <style:style style:name="P2" style:family="paragraph" style:parent-style-name="Text_20_body" style:list-style-name="L1">
      <style:paragraph-properties fo:orphans="2" fo:widows="2"/>
      <style:text-properties fo:font-variant="normal" fo:text-transform="none" fo:color="#333333" style:font-name="Arial1" fo:font-size="9pt"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333333" style:font-name="Arial1" fo:font-size="9pt" fo:letter-spacing="normal" fo:font-style="normal" fo:font-weight="normal"/>
    </style:style>
    <style:style style:name="P4" style:family="paragraph" style:parent-style-name="Text_20_body" style:list-style-name="L1">
      <style:paragraph-properties fo:orphans="2" fo:widows="2"/>
    </style:style>
    <style:style style:name="P5" style:family="paragraph" style:parent-style-name="Text_20_body" style:list-style-name="L2">
      <style:paragraph-properties fo:margin-left="0in" fo:margin-right="0in" fo:orphans="2" fo:widows="2" fo:text-indent="0in" style:auto-text-indent="false"/>
      <style:text-properties fo:font-variant="normal" fo:text-transform="none" fo:color="#333333" style:font-name="Arial1" fo:font-size="9pt" fo:letter-spacing="normal" fo:font-style="normal" fo:font-weight="normal"/>
    </style:style>
    <style:style style:name="T1" style:family="text">
      <style:text-properties fo:font-variant="normal" fo:text-transform="none" fo:color="#ff6633" style:font-name="Arial1" fo:font-size="9pt" fo:letter-spacing="normal" fo:font-style="normal" fo:font-weight="normal"/>
    </style:style>
    <style:style style:name="T2" style:family="text">
      <style:text-properties fo:font-variant="normal" fo:text-transform="none" fo:color="#333333" style:font-name="Arial1" fo:font-size="9pt" fo:letter-spacing="normal" fo:font-style="normal" fo:font-weight="bold"/>
    </style:style>
    <style:style style:name="T3" style:family="text">
      <style:text-properties fo:font-variant="normal" fo:text-transform="none" fo:color="#333333" style:font-name="Arial1" fo:font-size="9pt" fo:letter-spacing="normal" fo:font-style="normal" fo:font-weight="normal"/>
    </style:style>
    <style:style style:name="T4" style:family="text">
      <style:text-properties fo:font-variant="normal" fo:text-transform="none" fo:color="#00ff00" style:font-name="Arial1" fo:font-size="9pt" fo:letter-spacing="normal" fo:font-style="normal" fo:font-weight="bold"/>
    </style:style>
    <style:style style:name="T5" style:family="text">
      <style:text-properties fo:font-variant="normal" fo:text-transform="none" fo:color="#6699cc" style:font-name="Arial1" fo:font-size="9pt" fo:letter-spacing="normal" fo:font-style="normal" fo:font-weight="normal"/>
    </style:style>
    <style:style style:name="T6" style:family="text">
      <style:text-properties fo:font-variant="normal" fo:text-transform="none" fo:color="#5f8ab6" style:font-name="Arial1" fo:font-size="8.25pt" fo:letter-spacing="normal" fo:font-style="normal" style:text-underline-style="solid" style:text-underline-width="auto" style:text-underline-color="font-color" fo:font-weight="bold"/>
    </style:style>
    <style:style style:name="T7" style:family="text">
      <style:text-properties fo:font-variant="normal" fo:text-transform="none" fo:color="#5f8ab6" style:font-name="Arial1" fo:font-size="9pt" fo:letter-spacing="normal" fo:font-style="normal" style:text-underline-style="solid" style:text-underline-width="auto" style:text-underline-color="font-color" fo:font-weight="normal"/>
    </style:style>
    <style:style style:name="T8"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Feature Details</text:span></text:span></text:p>
      <text:list xml:id="list891649487" text:style-name="L1">
        <text:list-item>
          <text:p text:style-name="P4"><text:span text:style-name="T2">Automatic Resume Extraction - </text:span><text:span text:style-name="T4">NEW</text:span><text:span text:style-name="T2"><text:line-break/></text:span><text:span text:style-name="T3">Omnistar Interactive has formed a partnership with Egrabber corporation to completely automate resume extraction, resume screening and transfer of resumes to Omnistar Recruiting Software. The Resume Grabber pro completely eliminates the pain of having to manually screen every resume and copy and paste contact information for each resume. </text:span><text:span text:style-name="T5">»»</text:span><text:a xlink:type="simple" xlink:href="http://www.osirecruiter.com/resume-extractor.htm"><text:span text:style-name="T6">Learn More</text:span></text:a></text:p>
        </text:list-item>
        <text:list-item>
          <text:p text:style-name="P2"><text:span text:style-name="T8">Immediate Download<text:line-break/></text:span>Upon ordering the Omnistar Recruiting Software Install version you will be able to immediately download and install the product. In addition, we offer Same Day optional FREE installs if you require our technical team to install the product. If you order our hosted version, after we confirm your order, we will set up your account the same day.</text:p>
        </text:list-item>
        <text:list-item>
          <text:p text:style-name="P2"><text:span text:style-name="T8">12 Months Free Upgrades and Support<text:line-break/></text:span>Unlike other products that charge for new versions and upgrades, Omnistar Interactive offers FREE upgrades and support for 12 months. Even if the product version number changes, you will still be entitled to a free upgrade within the first 12 months. Our software team is continually adding new features and offers several new versions every year.</text:p>
        </text:list-item>
        <text:list-item>
          <text:p text:style-name="P2"><text:span text:style-name="T8">Re-Brand Omnistar Recruiting Software</text:span><text:line-break/>Omnistar Recruiting Software can be easily re-branded so that web developers and designers can sell the product as their own.</text:p>
        </text:list-item>
        <text:list-item>
          <text:p text:style-name="P4"><text:span text:style-name="T2">Earn More From Existing Clients</text:span><text:span text:style-name="T3"><text:line-break/>By offering value added services to your existing clients web developers and webmasters can build loyalty and increase your revenue at the same time. Omnistar Recruiting Software allows you to easily private label our software so you can sell our applicant tracking software as your own. Our </text:span><text:a xlink:type="simple" xlink:href="http://value-added-service.htm/"><text:span text:style-name="T7">Value-Added Service Guide</text:span></text:a><text:span text:style-name="T3"> teaches web developers how to earn additional monthly revenue. </text:span><text:span text:style-name="T5">»»</text:span><text:span text:style-name="T3"> </text:span><text:a xlink:type="simple" xlink:href="http://value-added-service.htm/"><text:span text:style-name="T6">Learn More</text:span></text:a><text:span text:style-name="T3"> </text:span></text:p>
        </text:list-item>
        <text:list-item>
          <text:p text:style-name="P2"><text:span text:style-name="T8">Multi-Lingual</text:span><text:line-break/>Omnistar Recruiting Software allows you to easily translate the entire administrative, staff and user pages to ANY language. In addition to translating the software you can also change the MySql Character Set.</text:p>
        </text:list-item>
        <text:list-item>
          <text:p text:style-name="P2"><text:span text:style-name="T8">Manage Unlimited Job Categories</text:span><text:line-break/>Omnistar Recruiting Software allows you to create unlimited job categories so that you can easily manage jobs.</text:p>
        </text:list-item>
        <text:list-item>
          <text:p text:style-name="P2"><text:span text:style-name="T8">Multiple Level Administrator System</text:span><text:line-break/>Omnistar Recruiting Software allows you to set which administrator will have access to which function. Omnistar Recruiting Software allows you to set-up unlimited administrators. In addition, you can specify which administrator will be notified for with specific emails.</text:p>
        </text:list-item>
        <text:list-item>
          <text:p text:style-name="P2"><text:span text:style-name="T8">Customizable User Interface</text:span><text:line-break/>Omnistar Recruiting Software allows you to totally customize the user interface to match your site. You have the option of browsing in your own graphic for the header or footer. In addition, you have the option to browse in your own HTML for the header and footer. Finally, you have the option to modify any of the user page source files.</text:p>
        </text:list-item>
        <text:list-item>
          <text:p text:style-name="P2"><text:span text:style-name="T8">Manage Unlimited Jobs</text:span><text:line-break/>Omnistar Recruiting Software allows you to add unlimited job. When you add jobs you can add unlimited categories and skills. In addition, you can set the start and end dates when jobs will be shown.</text:p>
        </text:list-item>
        <text:list-item>
          <text:p text:style-name="P2"><text:span text:style-name="T8">Customizable Job Search</text:span><text:line-break/>Omnistar Recruiting Software allows you to add unlimited customized fields to the search page. You can also create internal fields for the administrative search pages.</text:p>
        </text:list-item>
      </text:list>
      <text:list xml:id="list725459399" text:style-name="L2">
        <text:list-item>
          <text:p text:style-name="P5"><text:span text:style-name="T8"><text:line-break/>Customizable Job Application</text:span><text:line-break/>Omnistar Recruiting Software allows you to add unlimited customized fields to the job application. When you add customized fields you can decide if the fields will be used for internal purposes or for user pages.</text:p>
        </text:list-item>
        <text:list-item>
          <text:p text:style-name="P3"><text:span text:style-name="T8">Resume Inbox</text:span><text:line-break/>Omnistar Recruiting Software includes a separate resume INBOX. This is a separate area where can you store interesting resumes.</text:p>
        </text:list-item>
        <text:list-item>
          <text:p text:style-name="P3"><text:span text:style-name="T8">Unlimited Tracking Categories</text:span><text:line-break/>Omnistar Recruiting Software includes unlimited tracking categories. Tracking categories allows administrators to easily categorize resumes.</text:p>
        </text:list-item>
        <text:list-item>
          <text:p text:style-name="P3"><text:span text:style-name="T8">Resume File Upload Tool</text:span><text:line-break/>Omnistar Recruiting Software includes a Java upload tool that allows you to upload hundred a resumes at a time.</text:p>
        </text:list-item>
        <text:list-item>
          <text:p text:style-name="P3"><text:soft-page-break/><text:span text:style-name="T8">Staff Calendar / Address Book</text:span><text:line-break/>Omnistar Recruiting Software includes an optional calendar available to all staff members where staff members can post to-do items for themselves or other staff members. They can also setup to receive email reminders. In addition Omnistar Recruiting Software includes a separate address book where staff members can post information and make that information available to all or selected staff members.</text:p>
        </text:list-item>
        <text:list-item>
          <text:p text:style-name="P3"><text:span text:style-name="T8">Integrated Email Manager</text:span><text:line-break/>Omnistar Recruiting Software includes an integrated Email Manager program that allows you to email resume candidates and also members of your address book. The email manager includes pre-designed templates that you can easily modify.</text:p>
        </text:list-item>
        <text:list-item>
          <text:p text:style-name="P3"><text:span text:style-name="T8">Resume Manager</text:span><text:line-break/>Our resume manager allows you to easily sort resumes based upon standard and customized fields. In addition, you can easily send the resumes to your prospective clients. Also, you can setup reminders for each resume.</text:p>
        </text:list-item>
        <text:list-item>
          <text:p text:style-name="P3"><text:span text:style-name="T8">Detail Reports</text:span><text:line-break/>Omnistar Recruiting Software allows you to see detail reports on resumes and jobs. Each report can be sorted in a variety of ways. In addition, there is a separate report for job tracking categories.</text:p>
        </text:list-item>
        <text:list-item>
          <text:p text:style-name="P3"><text:span text:style-name="T8">Unlimited Job Skills</text:span><text:line-break/>Omnistar Recruiting Software allows you to add unlimited job skills that can be associated with one or more job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habda </meta:initial-creator>
    <meta:creation-date>2010-01-19T17:00:04</meta:creation-date>
    <meta:document-statistic meta:table-count="0" meta:image-count="0" meta:object-count="0" meta:page-count="2" meta:paragraph-count="21" meta:word-count="813" meta:character-count="5161"/>
    <dc:date>2010-01-19T17:00:50</dc:date>
    <dc:creator>shabda </dc:creator>
    <meta:editing-duration>PT00H00M46S</meta:editing-duration>
    <meta:editing-cycles>1</meta:editing-cycles>
    <meta:generator>OpenOffice.org/3.1$Linux OpenOffice.org_project/310m19$Build-9420</meta:generator>
  </office:meta>
</office:document-meta>
</file>